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4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/></text:p>
      <text:p text:style-name="Standard"><text:span text:style-name="T1">Specifikation - Socialt nätverk</text:span> </text:p>
      <text:p text:style-name="Standard"/>
      <text:p text:style-name="Standard">Minsta möjliga funktion</text:p>
      <text:p text:style-name="Standard"/>
      <text:list xml:id="list2449102721213246914" text:style-name="L2">
        <text:list-header>
          <text:p text:style-name="P1">- Att man ska kunna logga in <text:line-break/>- Skapa en användare<text:line-break/>- Få hjälp att återställa lösenordet</text:p>
        </text:list-header>
      </text:list>
      <text:p text:style-name="Standard"><text:tab/>- Skicka meddelande till en användare baserat på användarnamn <text:line-break/><text:tab/>- Slumpa fram en användare att skriva till baserat på stad </text:p>
      <text:list xml:id="list7853357126198351007" text:style-name="L4">
        <text:list-item>
          <text:list>
            <text:list-item>
              <text:p text:style-name="P2">Skapa och uppdatera sin profil</text:p>
            </text:list-item>
          </text:list>
        </text:list-item>
      </text:list>
      <text:p text:style-name="Standard"/>
      <text:p text:style-name="Standard">Bygga <text:line-break/><text:tab/>- En del för inloggningsprocessen<text:line-break/><text:tab/>- Skapa klasser för User, ev. Meddelande </text:p>
      <text:p text:style-name="Standard"><text:tab/>- Tabeller: Användare, Meddelande, </text:p>
      <text:p text:style-name="Standard"/>
      <text:p text:style-name="Standard"/>
      <text:p text:style-name="Standard"/>
      <text:p text:style-name="Standard"><text:line-break/></text:p>
      <text:p text:style-name="Standard"><text:s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a Wallin</meta:initial-creator>
    <meta:creation-date>2019-07-08T09:29:38.49</meta:creation-date>
    <dc:date>2019-07-08T10:25:08.78</dc:date>
    <dc:creator>Michaela Wallin</dc:creator>
    <meta:editing-duration>PT55M30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9" meta:word-count="69" meta:character-count="421"/>
  </office:meta>
</office:document-meta>
</file>